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/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2]*[.F2]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[.E3]*[.F3]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/>
          <table:table-cell table:formula="of:=[.E4]*[.F4]" office:value-type="currency" office:currency="EUR" office:value="22.5">
            <text:p>€ 22,50</text:p>
          </table:table-cell>
          <table:table-cell table:formula="of:=COUNTIF([.C2:.C61];&quot;Vino&quot;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/>
          <table:table-cell table:formula="of:=[.E5]*[.F5]" office:value-type="currency" office:currency="EUR" office:value="72">
            <text:p>€ 72,00</text:p>
          </table:table-cell>
          <table:table-cell table:formula="of:=SUMIF([.D2:.D61];&quot;Toscana&quot;;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/>
          <table:table-cell table:formula="of:=[.E6]*[.F6]" office:value-type="currency" office:currency="EUR" office:value="15">
            <text:p>€ 15,00</text:p>
          </table:table-cell>
          <table:table-cell table:style-name="ce7" table:formula="of:=AVERAGEIF([.C2:.C61];&quot;Olio&quot;;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/>
          <table:table-cell table:formula="of:=[.E7]*[.F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8]*[.F8]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9]*[.F9]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[.E10]*[.F1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11]*[.F11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12]*[.F12]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13]*[.F13]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/>
          <table:table-cell table:formula="of:=[.E14]*[.F14]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15]*[.F15]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16]*[.F16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[.E17]*[.F1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18]*[.F18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19]*[.F19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20]*[.F20]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21]*[.F21]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/>
          <table:table-cell table:formula="of:=[.E22]*[.F22]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23]*[.F23]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[.E24]*[.F24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[.E25]*[.F25]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26]*[.F26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27]*[.F27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/>
          <table:table-cell table:formula="of:=[.E28]*[.F28]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29]*[.F29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30]*[.F30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/>
          <table:table-cell table:formula="of:=[.E31]*[.F31]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32]*[.F32]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/>
          <table:table-cell table:formula="of:=[.E33]*[.F33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34]*[.F34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35]*[.F35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36]*[.F36]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37]*[.F37]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38]*[.F38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[.E39]*[.F39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/>
          <table:table-cell table:formula="of:=[.E40]*[.F40]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41]*[.F41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42]*[.F42]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/>
          <table:table-cell table:formula="of:=[.E43]*[.F43]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44]*[.F44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45]*[.F45]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[.E46]*[.F46]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/>
          <table:table-cell table:formula="of:=[.E47]*[.F47]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48]*[.F48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/>
          <table:table-cell table:formula="of:=[.E49]*[.F49]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50]*[.F50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[.E51]*[.F51]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52]*[.F52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53]*[.F53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/>
          <table:table-cell table:formula="of:=[.E54]*[.F54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/>
          <table:table-cell table:formula="of:=[.E55]*[.F55]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56]*[.F56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57]*[.F57]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/>
          <table:table-cell table:formula="of:=[.E58]*[.F58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[.E59]*[.F59]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60]*[.F6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[.E61]*[.F61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3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20.2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20:21</dc:date>
    <meta:generator>OpenOffice/4.1.15$Unix OpenOffice.org_project/4115m2$Build-9813</meta:generator>
    <meta:editing-duration>PT10S</meta:editing-duration>
    <meta:editing-cycles>1</meta:editing-cycles>
    <meta:document-statistic meta:table-count="1" meta:cell-count="554" meta:object-count="0"/>
  </office:meta>
</office:document-meta>
</file>